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 style:family="graphic"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6" style:family="graphic"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7" style:family="graphic"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 style:family="graphic"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9" style:family="graphic">
      <style:graphic-properties draw:fill="solid" draw:fill-color="#fc5c00"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pr1" style:family="presentation" style:parent-style-name="LibreOffice_25_20Presentation_25_20Template-title">
      <style:graphic-properties draw:auto-grow-height="true" fo:min-height="3cm"/>
    </style:style>
    <style:style style:name="pr2" style:family="presentation" style:parent-style-name="LibreOffice_25_20Presentation_25_20Template-outline1">
      <style:graphic-properties draw:auto-grow-height="true" fo:min-height="13.86cm"/>
    </style:style>
    <style:style style:name="pr3" style:family="presentation" style:parent-style-name="LibreOffice_25_20Presentation_25_20Template-notes">
      <style:graphic-properties draw:fill-color="#ffffff" draw:auto-grow-height="true" fo:min-height="13.364cm"/>
    </style:style>
    <style:style style:name="pr4" style:family="presentation" style:parent-style-name="LibreOffice_25_20Presentation_25_20Template3-title">
      <style:graphic-properties draw:auto-grow-height="true" fo:min-height="2.5cm"/>
    </style:style>
    <style:style style:name="pr5" style:family="presentation" style:parent-style-name="LibreOffice_25_20Presentation_25_20Template3-outline1">
      <style:graphic-properties draw:auto-grow-height="true" fo:min-height="14.36cm"/>
    </style:style>
    <style:style style:name="pr6" style:family="presentation" style:parent-style-name="LibreOffice_25_20Presentation_25_20Template3-notes">
      <style:graphic-properties draw:fill-color="#ffffff" draw:auto-grow-height="true" fo:min-height="13.364cm"/>
    </style:style>
    <style:style style:name="pr7" style:family="presentation" style:parent-style-name="LibreOffice_25_20Presentation_25_20Template3-title">
      <style:graphic-properties fo:min-height="2.5cm"/>
    </style:style>
    <style:style style:name="pr8" style:family="presentation" style:parent-style-name="LibreOffice_25_20Presentation_25_20Template3-outline1">
      <style:graphic-properties fo:min-height="12.18cm"/>
    </style:style>
    <style:style style:name="pr9" style:family="presentation" style:parent-style-name="LibreOffice_25_20Presentation_25_20Template3-notes">
      <style:graphic-properties draw:fill-color="#ffffff" fo:min-height="13.364cm"/>
    </style:style>
    <style:style style:name="pr10" style:family="presentation" style:parent-style-name="LibreOffice_25_20Presentation_25_20Template1-title">
      <style:graphic-properties draw:auto-grow-height="true" fo:min-height="3cm"/>
    </style:style>
    <style:style style:name="pr11" style:family="presentation" style:parent-style-name="LibreOffice_25_20Presentation_25_20Template1-outline1">
      <style:graphic-properties draw:auto-grow-height="true" fo:min-height="6cm"/>
    </style:style>
    <style:style style:name="pr12" style:family="presentation" style:parent-style-name="LibreOffice_25_20Presentation_25_20Template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18a303"/>
    </style:style>
    <style:style style:name="T3" style:family="text">
      <style:text-properties fo:color="#18a303" fo:font-size="40pt" fo:font-weight="bold" style:font-size-asian="40pt" style:font-weight-asian="bold" style:font-size-complex="40pt" style:font-weight-complex="bold"/>
    </style:style>
    <style:style style:name="T4" style:family="text">
      <style:text-properties fo:color="#18a303" fo:font-size="60pt" fo:font-weight="bold" style:font-size-asian="60pt" style:font-weight-asian="bold" style:font-size-complex="60pt" style:font-weight-complex="bold"/>
    </style:style>
    <style:style style:name="T5" style:family="text">
      <style:text-properties fo:color="#18a303" fo:font-weight="bold" style:font-weight-asian="bold" style:font-weight-complex="bold"/>
    </style:style>
    <style:style style:name="T6"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color="#92e285"/>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3回 浜名湖LibreOffice勉強会</presentation:footer-decl>
      <presentation:date-time-decl presentation:name="dtd1" presentation:source="current-date" style:data-style-name="D3"/>
      <draw:page draw:name="First Slide Example" draw:style-name="dp1" draw:master-page-name="LibreOffice_25_20Presentation_25_20Templat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日本語チームってなんやねん</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 </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とか</text:p>
          </draw:text-box>
        </draw:frame>
        <draw:frame presentation:style-name="pr5" draw:layer="layout" svg:width="26cm" svg:height="14.36cm" svg:x="1cm" svg:y="4.5cm" presentation:class="outline">
          <draw:text-box>
            <text:list text:style-name="L2">
              <text:list-item>
                <text:p>小笠原 徳彦（OGASAWARA, Naruhiko）</text:p>
              </text:list-item>
              <text:list-item>
                <text:p><text:span text:style-name="T2">LibreOffice</text:span><text:span text:style-name="T2">日本語チーム</text:span></text:p>
              </text:list-item>
              <text:list-item>
                <text:p>主な仕事</text:p>
                <text:list>
                  <text:list-item>
                    <text:p>UI・ヘルプ翻訳サイトの管理人の一人</text:p>
                    <text:list>
                      <text:list-item>
                        <text:p>UIは自分でもそこそこやってます</text:p>
                      </text:list-item>
                      <text:list-item>
                        <text:p>ヘルプできてませんゴメンナサイ</text:p>
                      </text:list-item>
                    </text:list>
                  </text:list-item>
                  <text:list-item>
                    <text:p>広報担当</text:p>
                    <text:list>
                      <text:list-item>
                        <text:p>OSCとか出るだけですけどネー</text:p>
                      </text:list-item>
                      <text:list-item>
                        <text:p>昨年秋、香港までLibreOfficeの話をしに行きました</text:p>
                      </text:list-item>
                    </text:list>
                  </text:list-item>
                  <text:list-item>
                    <text:p>オフライン活動</text:p>
                    <text:list>
                      <text:list-item>
                        <text:p>「関東LibreOfficeオフラインミーティング」発起人</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2.18cm" svg:x="1cm" svg:y="4.5cm" presentation:class="outline">
          <draw:text-box>
            <text:list text:style-name="L2">
              <text:list-item>
                <text:p>皆さんどんなことを想像しますか？</text:p>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2.18cm" svg:x="1cm" svg:y="4.5cm" presentation:class="outline">
          <draw:text-box>
            <text:list text:style-name="L2">
              <text:list-item>
                <text:p>皆さんどんなことを想像しますか？</text:p>
                <text:list>
                  <text:list-item>
                    <text:p>超LibreOfficeにくわしい？</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2.18cm" svg:x="1cm" svg:y="4.5cm" presentation:class="outline">
          <draw:text-box>
            <text:list text:style-name="L2">
              <text:list-item>
                <text:p>皆さんどんなことを想像しますか？</text:p>
                <text:list>
                  <text:list-item>
                    <text:p>超LibreOfficeにくわしい？</text:p>
                  </text:list-item>
                  <text:list-item>
                    <text:p>なんか権限がある？</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2.18cm" svg:x="1cm" svg:y="4.5cm" presentation:class="outline">
          <draw:text-box>
            <text:list text:style-name="L2">
              <text:list-item>
                <text:p>皆さんどんなことを想像しますか？</text:p>
                <text:list>
                  <text:list-item>
                    <text:p>超LibreOfficeにくわしい？</text:p>
                  </text:list-item>
                  <text:list-item>
                    <text:p>なんか権限がある？</text:p>
                  </text:list-item>
                  <text:list-item>
                    <text:p>偉い？</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2.18cm" svg:x="1cm" svg:y="4.5cm" presentation:class="outline">
          <draw:text-box>
            <text:list text:style-name="L2">
              <text:list-item>
                <text:p>皆さんどんなことを想像しますか？</text:p>
                <text:list>
                  <text:list-item>
                    <text:p>超LibreOfficeにくわしい？</text:p>
                  </text:list-item>
                  <text:list-item>
                    <text:p>なんか権限がある？</text:p>
                  </text:list-item>
                  <text:list-item>
                    <text:p>偉い？</text:p>
                  </text:list-item>
                  <text:list-item>
                    <text:p>イケメン？</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2.18cm" svg:x="1cm" svg:y="4.5cm" presentation:class="outline">
          <draw:text-box>
            <text:list text:style-name="L2">
              <text:list-item>
                <text:p>皆さんどんなことを想像しますか？</text:p>
                <text:list>
                  <text:list-item>
                    <text:p>超LibreOfficeにくわしい？</text:p>
                  </text:list-item>
                  <text:list-item>
                    <text:p>なんか権限がある？</text:p>
                  </text:list-item>
                  <text:list-item>
                    <text:p>偉い？</text:p>
                  </text:list-item>
                  <text:list-item>
                    <text:p>イケメン？</text:p>
                  </text:list-item>
                  <text:list-item>
                    <text:p>異性にモテモテ？</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と聞いて</text:p>
          </draw:text-box>
        </draw:frame>
        <draw:frame presentation:style-name="pr8" draw:layer="layout" svg:width="26cm" svg:height="13.924cm" svg:x="1cm" svg:y="4.5cm" presentation:class="outline" presentation:user-transformed="true">
          <draw:text-box>
            <text:list text:style-name="L2">
              <text:list-item>
                <text:p>皆さんどんなことを想像しますか？</text:p>
                <text:list>
                  <text:list-item>
                    <text:p>超LibreOfficeにくわしい？</text:p>
                  </text:list-item>
                  <text:list-item>
                    <text:p>なんか権限がある？</text:p>
                  </text:list-item>
                  <text:list-item>
                    <text:p>偉い？</text:p>
                  </text:list-item>
                  <text:list-item>
                    <text:p>イケメン？</text:p>
                  </text:list-item>
                  <text:list-item>
                    <text:p>異性にモテモテ？</text:p>
                    <text:p/>
                    <text:p text:style-name="P4"><text:span text:style-name="T3">そんなことは</text:span></text:p>
                  </text:list-item>
                </text:list>
              </text:list-item>
            </text:list>
            <text:p text:style-name="P4"><text:span text:style-name="T4">まるきり</text:span></text:p>
            <text:p text:style-name="P4"><text:span text:style-name="T3">ないのです！（血涙</text:span></text:p>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LibreOffice日本語チームとは</text:p>
          </draw:text-box>
        </draw:frame>
        <draw:frame presentation:style-name="pr8" draw:layer="layout" svg:width="26cm" svg:height="12.18cm" svg:x="1cm" svg:y="4.5cm" presentation:class="outline">
          <draw:text-box>
            <text:list text:style-name="L2">
              <text:list-item>
                <text:p><text:span text:style-name="T2">主に日本語で</text:span><text:span text:style-name="T2">LibreOffice</text:span><text:span text:style-name="T2">を使う皆さんの</text:span><text:span text:style-name="T5">裏方</text:span><text:span text:style-name="T2">をやる人たち</text:span></text:p>
                <text:list>
                  <text:list-item>
                    <text:p>翻訳したい人たちのために翻訳サービスの権限を整備したり</text:p>
                  </text:list-item>
                  <text:list-item>
                    <text:p>翻訳のルール決めたり</text:p>
                  </text:list-item>
                  <text:list-item>
                    <text:p>各地の皆さんがLibreOfficeでOSCでブース出したい！といえば一緒に参加したり</text:p>
                  </text:list-item>
                  <text:list-item>
                    <text:p>日本語のバグ報告を英語のバグ探索システムで探したり</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LibreOffice日本語チームとは</text:p>
          </draw:text-box>
        </draw:frame>
        <draw:frame presentation:style-name="pr8" draw:layer="layout" svg:width="26cm" svg:height="12.518cm" svg:x="1cm" svg:y="4.5cm" presentation:class="outline" presentation:user-transformed="true">
          <draw:text-box>
            <text:list text:style-name="L2">
              <text:list-item>
                <text:p><text:span text:style-name="T2">主に日本語で</text:span><text:span text:style-name="T2">LibreOffice</text:span><text:span text:style-name="T2">を使う皆さんの</text:span><text:span text:style-name="T5">裏方</text:span><text:span text:style-name="T2">をやる</text:span></text:p>
                <text:list>
                  <text:list-item>
                    <text:p>翻訳したい人たちのために翻訳サービスの権限を整備したり</text:p>
                  </text:list-item>
                  <text:list-item>
                    <text:p>翻訳のルール決めたり</text:p>
                  </text:list-item>
                  <text:list-item>
                    <text:p>各地の皆さんがLibreOfficeでOSCでブース出したい！といえば一緒に参加したり</text:p>
                  </text:list-item>
                  <text:list-item>
                    <text:p>日本語のバグ報告を英語のバグ探索システムで探したり<text:line-break/><text:line-break/><text:line-break/><text:line-break/><text:line-break/><text:line-break/></text:p>
                  </text:list-item>
                </text:list>
              </text:list-item>
            </text:list>
          </draw:text-box>
        </draw:frame>
        <draw:custom-shape draw:style-name="gr2" draw:text-style-name="P6" draw:layer="layout" svg:width="16.89cm" svg:height="4.5cm" svg:x="4.502cm" svg:y="12.1cm">
          <text:p text:style-name="P5"><text:span text:style-name="T6">LibreOffice</text:span><text:span text:style-name="T6"><text:line-break/></text:span><text:span text:style-name="T6">グローバル</text:span></text:p>
          <text:p text:style-name="P5"><text:span text:style-name="T6">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9.933cm" svg:height="3.5cm" svg:x="9.924cm" svg:y="12.6cm">
          <text:p text:style-name="P5"><text:span text:style-name="T7">LibreOffice</text:span></text:p>
          <text:p text:style-name="P5"><text:span text:style-name="T7">日本コミュニティ</text:span></text:p>
          <text:p text:style-name="P5"><text:span text:style-name="T7"/></text:p>
          <text:p text:style-name="P5"><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4.48cm" svg:height="2.5cm" svg:x="16.528cm" svg:y="13.1cm">
          <text:p text:style-name="P5"><text:span text:style-name="T7">日本の</text:span></text:p>
          <text:p text:style-name="P5"><text:span text:style-name="T7">LibreOffice</text:span></text:p>
          <text:p text:style-name="P5"><text:span text:style-name="T7">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LibreOffice日本語チームとは</text:p>
          </draw:text-box>
        </draw:frame>
        <draw:frame presentation:style-name="pr8" draw:layer="layout" svg:width="26cm" svg:height="12.518cm" svg:x="1cm" svg:y="4.5cm" presentation:class="outline" presentation:user-transformed="true">
          <draw:text-box>
            <text:list text:style-name="L2">
              <text:list-item>
                <text:p><text:span text:style-name="T2">主に日本語で</text:span><text:span text:style-name="T2">LibreOffice</text:span><text:span text:style-name="T2">を使う皆さんの</text:span><text:span text:style-name="T5">裏方</text:span><text:span text:style-name="T2">をやる</text:span></text:p>
                <text:list>
                  <text:list-item>
                    <text:p>翻訳したい人たちのために翻訳サービスの権限を整備したり</text:p>
                  </text:list-item>
                  <text:list-item>
                    <text:p>翻訳のルール決めたり</text:p>
                  </text:list-item>
                  <text:list-item>
                    <text:p>各地の皆さんがLibreOfficeでOSCでブース出したい！といえば一緒に参加したり</text:p>
                  </text:list-item>
                  <text:list-item>
                    <text:p>日本語のバグ報告を英語のバグ探索システムで探したり<text:line-break/><text:line-break/><text:line-break/><text:line-break/><text:line-break/><text:line-break/></text:p>
                  </text:list-item>
                </text:list>
              </text:list-item>
            </text:list>
          </draw:text-box>
        </draw:frame>
        <draw:custom-shape draw:style-name="gr5" draw:text-style-name="P6" draw:layer="レイアウト" svg:width="16.89cm" svg:height="4.5cm" svg:x="4.502cm" svg:y="12.1cm">
          <text:p text:style-name="P5"><text:span text:style-name="T6">LibreOffice</text:span><text:span text:style-name="T6"><text:line-break/></text:span><text:span text:style-name="T6">グローバル</text:span></text:p>
          <text:p text:style-name="P5"><text:span text:style-name="T6">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レイアウト" svg:width="9.933cm" svg:height="3.5cm" svg:x="9.924cm" svg:y="12.6cm">
          <text:p text:style-name="P5"><text:span text:style-name="T7">LibreOffice</text:span></text:p>
          <text:p text:style-name="P5"><text:span text:style-name="T7">日本コミュニティ</text:span></text:p>
          <text:p text:style-name="P5"><text:span text:style-name="T7"/></text:p>
          <text:p text:style-name="P5"><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レイアウト" svg:width="4.48cm" svg:height="2.5cm" svg:x="16.528cm" svg:y="13.1cm">
          <text:p text:style-name="P5"><text:span text:style-name="T7">日本の</text:span></text:p>
          <text:p text:style-name="P5"><text:span text:style-name="T7">LibreOffice</text:span></text:p>
          <text:p text:style-name="P5"><text:span text:style-name="T7">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レイアウト" svg:width="5.043cm" svg:height="1.176cm" svg:x="10.924cm" svg:y="14.646cm">
          <text:p text:style-name="P5"><text:span text:style-name="T6">日本語チーム</text:span></text:p>
          <draw:enhanced-geometry svg:viewBox="0 0 21600 21600" draw:type="rectangle" draw:enhanced-path="M 0 0 L 21600 0 21600 21600 0 21600 0 0 Z N"/>
        </draw:custom-shape>
        <draw:custom-shape draw:style-name="gr9" draw:text-style-name="P4" draw:layer="レイアウト" svg:width="1.874cm" svg:height="1.5cm" draw:transform="rotate (2.58169102955001) translate (15.52cm 17.367cm)">
          <text:p/>
          <draw:enhanced-geometry svg:viewBox="0 0 21600 21600" draw:text-areas="0 ?f0 ?f5 ?f2" draw:type="right-arrow" draw:modifiers="9166.68887408394 5151.765489673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layer="layout" svg:width="1.891cm" svg:height="0.996cm" svg:x="16cm" svg:y="16.604cm">
          <draw:text-box>
            <text:p>ココ！</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LibreOffice日本語チームの秘密</text:p>
          </draw:text-box>
        </draw:frame>
        <draw:frame presentation:style-name="pr8" draw:layer="layout" svg:width="26cm" svg:height="12.18cm" svg:x="1cm" svg:y="4.5cm" presentation:class="outline" presentation:user-transformed="true">
          <draw:text-box>
            <text:list text:style-name="L2">
              <text:list-item>
                <text:p>なお、日本語チームのメンバーは<text:span text:style-name="T5">必ずしも</text:span><text:span text:style-name="T8">LibreOffice</text:span><text:span text:style-name="T8">の達人ユーザーというわけではありませんｗ</text:span></text:p>
                <text:list>
                  <text:list-item>
                    <text:p><text:span text:style-name="T8">もちろん詳しい人もいますよ</text:span></text:p>
                  </text:list-item>
                  <text:list-item>
                    <text:p><text:span text:style-name="T8">ぼくは全然です </text:span><text:span text:style-name="T8">X-(</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ibreOffice_25_20Presentation_25_20Template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日本語チームになりたい（奇特な）人</text:p>
          </draw:text-box>
        </draw:frame>
        <draw:frame presentation:style-name="pr8" draw:layer="layout" svg:width="26cm" svg:height="18.651cm" svg:x="1cm" svg:y="4.5cm" presentation:class="outline" presentation:user-transformed="true">
          <draw:text-box>
            <text:list text:style-name="L2">
              <text:list-item>
                <text:p>LibreOfficeについて活動をすること</text:p>
                <text:list>
                  <text:list-item>
                    <text:p>イベントをたくさん主催したり参加したり発表したり</text:p>
                  </text:list-item>
                  <text:list-item>
                    <text:p>UIやヘルプやWikiをたくさん翻訳したり</text:p>
                  </text:list-item>
                  <text:list-item>
                    <text:p>blogやTwitter/Facebookの活動より、公式のWikiでの活動のほうが評価されやすかったり</text:p>
                  </text:list-item>
                </text:list>
              </text:list-item>
              <text:list-item>
                <text:p>そしてそれを継続すること</text:p>
                <text:list>
                  <text:list-item>
                    <text:p>継続性重要</text:p>
                  </text:list-item>
                </text:list>
              </text:list-item>
              <text:list-item>
                <text:p>まあ、普通に<text:span text:style-name="T2">見えるところで</text:span>コミュニティワークをしていれば、勝手に声が掛かると思います<text:line-break/><text:line-break/><text:line-break/><text:line-break/></text:p>
              </text:list-item>
              <text:list-item>
                <text:p><text:span text:style-name="T9">チームのメンバーになってもいいことがあるとはいわないけどね </text:span><text:span text:style-name="T9">;)</text:span></text:p>
              </text:list-item>
            </text:list>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LibreOffice_25_20Presentation_25_20Template1" presentation:presentation-page-layout-name="AL1T1" presentation:use-footer-name="ftr1" presentation:use-date-time-name="dtd1">
        <draw:frame presentation:style-name="pr10" draw:layer="layout" svg:width="21.5cm" svg:height="3cm" svg:x="3.5cm" svg:y="6.7cm" presentation:class="title" presentation:user-transformed="true">
          <draw:text-box>
            <text:p>ぼくと契約して<text:line-break/>LibreOffice日本語チームになってよ！</text:p>
          </draw:text-box>
        </draw:frame>
        <draw:frame presentation:style-name="pr11" draw:layer="layout" svg:width="21.5cm" svg:height="6cm" svg:x="3.5cm" svg:y="10cm" presentation:class="outline">
          <draw:text-box>
            <text:list text:style-name="L2">
              <text:list-item>
                <text:p>… お待ちしてまーす</text:p>
              </text:list-item>
            </text:list>
          </draw:text-box>
        </draw:frame>
        <presentation:notes draw:style-name="dp2">
          <draw:page-thumbnail draw:style-name="gr1" draw:layer="layout" svg:width="14.848cm" svg:height="11.136cm" svg:x="3.075cm" svg:y="2.257cm" draw:page-number="15"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25_20Presentation_25_20Template-background" style:display-name="LibreOffice%20Presentation%20Template-background" style:family="presentation">
      <style:graphic-properties draw:stroke="none" draw:fill="none"/>
      <style:text-properties style:letter-kerning="true"/>
    </style:style>
    <style:style style:name="LibreOffice_25_20Presentation_25_20Template-backgroundobjects" style:display-name="LibreOffice%20Presentation%20Templat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25_20Presentation_25_20Template-notes" style:display-name="LibreOffice%20Presentation%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25_20Presentation_25_20Template-outline1" style:display-name="LibreOffice%20Presentation%20Template-outline1" style:family="presentation">
      <style:graphic-properties draw:stroke="none" draw:fill="none">
        <text:list-style style:name="LibreOffice_25_20Presentation_25_20Template-outline1" style:display-name="LibreOffice%20Presentation%20Templat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outline2" style:display-name="LibreOffice%20Presentation%20Template-outline2" style:family="presentation" style:parent-style-name="LibreOffice_25_20Presentation_25_20Templat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outline3" style:display-name="LibreOffice%20Presentation%20Template-outline3" style:family="presentation" style:parent-style-name="LibreOffice_25_20Presentation_25_20Templat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outline4" style:display-name="LibreOffice%20Presentation%20Template-outline4" style:family="presentation" style:parent-style-name="LibreOffice_25_20Presentation_25_20Templat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5" style:display-name="LibreOffice%20Presentation%20Template-outline5" style:family="presentation" style:parent-style-name="LibreOffice_25_20Presentation_25_20Templat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6" style:display-name="LibreOffice%20Presentation%20Template-outline6" style:family="presentation" style:parent-style-name="LibreOffice_25_20Presentation_25_20Templat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7" style:display-name="LibreOffice%20Presentation%20Template-outline7" style:family="presentation" style:parent-style-name="LibreOffice_25_20Presentation_25_20Templat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8" style:display-name="LibreOffice%20Presentation%20Template-outline8" style:family="presentation" style:parent-style-name="LibreOffice_25_20Presentation_25_20Templat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outline9" style:display-name="LibreOffice%20Presentation%20Template-outline9" style:family="presentation" style:parent-style-name="LibreOffice_25_20Presentation_25_20Template-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subtitle" style:display-name="LibreOffice%20Presentation%20Template-subtitle" style:family="presentation">
      <style:graphic-properties draw:stroke="none" draw:fill="none" draw:textarea-horizontal-align="left" draw:textarea-vertical-align="top">
        <text:list-style style:name="LibreOffice_25_20Presentation_25_20Template-subtitle" style:display-name="LibreOffice%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title" style:display-name="LibreOffice%20Presentation%20Template-title" style:family="presentation">
      <style:graphic-properties draw:stroke="none" draw:fill="none" draw:fill-color="#18a303" draw:fill-image-width="0cm" draw:fill-image-height="0cm" draw:textarea-vertical-align="middle">
        <text:list-style style:name="LibreOffice_25_20Presentation_25_20Template-title" style:display-name="LibreOffice%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1-background" style:display-name="LibreOffice%20Presentation%20Template1-background" style:family="presentation">
      <style:graphic-properties draw:stroke="none" draw:fill="none"/>
      <style:text-properties style:letter-kerning="true"/>
    </style:style>
    <style:style style:name="LibreOffice_25_20Presentation_25_20Template1-backgroundobjects" style:display-name="LibreOffice%20Presentation%20Template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25_20Presentation_25_20Template1-notes" style:display-name="LibreOffice%20Presentation%20Templat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25_20Presentation_25_20Template1-outline1" style:display-name="LibreOffice%20Presentation%20Template1-outline1" style:family="presentation">
      <style:graphic-properties draw:stroke="none" draw:fill="none">
        <text:list-style style:name="LibreOffice_25_20Presentation_25_20Template1-outline1" style:display-name="LibreOffice%20Presentation%20Templat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1-outline2" style:display-name="LibreOffice%20Presentation%20Template1-outline2" style:family="presentation" style:parent-style-name="LibreOffice_25_20Presentation_25_20Template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1-outline3" style:display-name="LibreOffice%20Presentation%20Template1-outline3" style:family="presentation" style:parent-style-name="LibreOffice_25_20Presentation_25_20Template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1-outline4" style:display-name="LibreOffice%20Presentation%20Template1-outline4" style:family="presentation" style:parent-style-name="LibreOffice_25_20Presentation_25_20Template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5" style:display-name="LibreOffice%20Presentation%20Template1-outline5" style:family="presentation" style:parent-style-name="LibreOffice_25_20Presentation_25_20Template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6" style:display-name="LibreOffice%20Presentation%20Template1-outline6" style:family="presentation" style:parent-style-name="LibreOffice_25_20Presentation_25_20Template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7" style:display-name="LibreOffice%20Presentation%20Template1-outline7" style:family="presentation" style:parent-style-name="LibreOffice_25_20Presentation_25_20Template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8" style:display-name="LibreOffice%20Presentation%20Template1-outline8" style:family="presentation" style:parent-style-name="LibreOffice_25_20Presentation_25_20Template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outline9" style:display-name="LibreOffice%20Presentation%20Template1-outline9" style:family="presentation" style:parent-style-name="LibreOffice_25_20Presentation_25_20Template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1-subtitle" style:display-name="LibreOffice%20Presentation%20Template1-subtitle" style:family="presentation">
      <style:graphic-properties draw:stroke="none" draw:fill="none" draw:textarea-horizontal-align="left" draw:textarea-vertical-align="top">
        <text:list-style style:name="LibreOffice_25_20Presentation_25_20Template1-subtitle" style:display-name="LibreOffice%20Presentation%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1-title" style:display-name="LibreOffice%20Presentation%20Template1-title" style:family="presentation">
      <style:graphic-properties draw:stroke="none" draw:fill="none" draw:fill-color="#18a303" draw:fill-image-width="0cm" draw:fill-image-height="0cm" draw:textarea-vertical-align="middle">
        <text:list-style style:name="LibreOffice_25_20Presentation_25_20Template1-title" style:display-name="LibreOffice%20Presentation%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2-background" style:display-name="LibreOffice%20Presentation%20Template2-background" style:family="presentation">
      <style:graphic-properties draw:stroke="none" draw:fill="none"/>
      <style:text-properties style:letter-kerning="true"/>
    </style:style>
    <style:style style:name="LibreOffice_25_20Presentation_25_20Template2-backgroundobjects" style:display-name="LibreOffice%20Presentation%20Template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2-notes" style:display-name="LibreOffice%20Presentation%20Templat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25_20Presentation_25_20Template2-outline1" style:display-name="LibreOffice%20Presentation%20Template2-outline1" style:family="presentation">
      <style:graphic-properties draw:stroke="none" draw:fill="none">
        <text:list-style style:name="LibreOffice_25_20Presentation_25_20Template2-outline1" style:display-name="LibreOffice%20Presentation%20Template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2-outline2" style:display-name="LibreOffice%20Presentation%20Template2-outline2" style:family="presentation" style:parent-style-name="LibreOffice_25_20Presentation_25_20Template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2-outline3" style:display-name="LibreOffice%20Presentation%20Template2-outline3" style:family="presentation" style:parent-style-name="LibreOffice_25_20Presentation_25_20Template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2-outline4" style:display-name="LibreOffice%20Presentation%20Template2-outline4" style:family="presentation" style:parent-style-name="LibreOffice_25_20Presentation_25_20Template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5" style:display-name="LibreOffice%20Presentation%20Template2-outline5" style:family="presentation" style:parent-style-name="LibreOffice_25_20Presentation_25_20Template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6" style:display-name="LibreOffice%20Presentation%20Template2-outline6" style:family="presentation" style:parent-style-name="LibreOffice_25_20Presentation_25_20Template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7" style:display-name="LibreOffice%20Presentation%20Template2-outline7" style:family="presentation" style:parent-style-name="LibreOffice_25_20Presentation_25_20Template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8" style:display-name="LibreOffice%20Presentation%20Template2-outline8" style:family="presentation" style:parent-style-name="LibreOffice_25_20Presentation_25_20Template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outline9" style:display-name="LibreOffice%20Presentation%20Template2-outline9" style:family="presentation" style:parent-style-name="LibreOffice_25_20Presentation_25_20Template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2-subtitle" style:display-name="LibreOffice%20Presentation%20Template2-subtitle" style:family="presentation">
      <style:graphic-properties draw:stroke="none" draw:fill="none" draw:textarea-horizontal-align="left" draw:textarea-vertical-align="top">
        <text:list-style style:name="LibreOffice_25_20Presentation_25_20Template2-subtitle" style:display-name="LibreOffice%20Presentation%20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2-title" style:display-name="LibreOffice%20Presentation%20Template2-title" style:family="presentation">
      <style:graphic-properties draw:stroke="none" draw:fill="none" draw:fill-color="#18a303" draw:fill-image-width="0cm" draw:fill-image-height="0cm" draw:textarea-vertical-align="middle">
        <text:list-style style:name="LibreOffice_25_20Presentation_25_20Template2-title" style:display-name="LibreOffice%20Presentation%20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25_20Presentation_25_20Template3-background" style:display-name="LibreOffice%20Presentation%20Template3-background" style:family="presentation">
      <style:graphic-properties draw:stroke="none" draw:fill="none"/>
      <style:text-properties style:letter-kerning="true"/>
    </style:style>
    <style:style style:name="LibreOffice_25_20Presentation_25_20Template3-backgroundobjects" style:display-name="LibreOffice%20Presentation%20Template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LibreOffice_25_20Presentation_25_20Template3-notes" style:display-name="LibreOffice%20Presentation%20Templat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25_20Presentation_25_20Template3-outline1" style:display-name="LibreOffice%20Presentation%20Template3-outline1" style:family="presentation">
      <style:graphic-properties draw:stroke="none" draw:fill="none">
        <text:list-style style:name="LibreOffice_25_20Presentation_25_20Template3-outline1" style:display-name="LibreOffice%20Presentation%20Template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69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3-outline2" style:display-name="LibreOffice%20Presentation%20Template3-outline2" style:family="presentation" style:parent-style-name="LibreOffice_25_20Presentation_25_20Template3-outline1">
      <style:paragraph-properties fo:margin-left="0cm" fo:margin-right="0cm" fo:margin-top="0.2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3-outline3" style:display-name="LibreOffice%20Presentation%20Template3-outline3" style:family="presentation" style:parent-style-name="LibreOffice_25_20Presentation_25_20Template3-outline2">
      <style:paragraph-properties fo:margin-left="0cm" fo:margin-right="0cm" fo:margin-top="0.21cm" fo:margin-bottom="0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25_20Presentation_25_20Template3-outline4" style:display-name="LibreOffice%20Presentation%20Template3-outline4" style:family="presentation" style:parent-style-name="LibreOffice_25_20Presentation_25_20Template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5" style:display-name="LibreOffice%20Presentation%20Template3-outline5" style:family="presentation" style:parent-style-name="LibreOffice_25_20Presentation_25_20Template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6" style:display-name="LibreOffice%20Presentation%20Template3-outline6" style:family="presentation" style:parent-style-name="LibreOffice_25_20Presentation_25_20Template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7" style:display-name="LibreOffice%20Presentation%20Template3-outline7" style:family="presentation" style:parent-style-name="LibreOffice_25_20Presentation_25_20Template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8" style:display-name="LibreOffice%20Presentation%20Template3-outline8" style:family="presentation" style:parent-style-name="LibreOffice_25_20Presentation_25_20Template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outline9" style:display-name="LibreOffice%20Presentation%20Template3-outline9" style:family="presentation" style:parent-style-name="LibreOffice_25_20Presentation_25_20Template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25_20Presentation_25_20Template3-subtitle" style:display-name="LibreOffice%20Presentation%20Template3-subtitle" style:family="presentation">
      <style:graphic-properties draw:stroke="none" draw:fill="none" draw:textarea-horizontal-align="left" draw:textarea-vertical-align="top">
        <text:list-style style:name="LibreOffice_25_20Presentation_25_20Template3-subtitle" style:display-name="LibreOffice%20Presentation%20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25_20Presentation_25_20Template3-title" style:display-name="LibreOffice%20Presentation%20Template3-title" style:family="presentation">
      <style:graphic-properties draw:stroke="none" draw:fill="none" draw:fill-color="#18a303" draw:fill-image-width="0cm" draw:fill-image-height="0cm" draw:textarea-vertical-align="middle">
        <text:list-style style:name="LibreOffice_25_20Presentation_25_20Template3-title" style:display-name="LibreOffice%20Presentation%20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25_20Presentation_25_20Template-backgroundobjects">
      <style:graphic-properties draw:stroke="none" draw:fill="none" draw:fill-color="#ffffff" draw:auto-grow-height="false" fo:min-height="0.58cm"/>
    </style:style>
    <style:style style:name="Mpr2" style:family="presentation" style:parent-style-name="LibreOffice_25_20Presentation_25_20Template-backgroundobjects">
      <style:graphic-properties draw:stroke="none" draw:fill="none" draw:fill-color="#ffffff" draw:textarea-horizontal-align="right" draw:auto-grow-height="false" fo:min-height="0.58cm"/>
    </style:style>
    <style:style style:name="Mpr3" style:family="presentation" style:parent-style-name="LibreOffice_25_20Presentation_25_20Template-backgroundobjects">
      <style:graphic-properties draw:stroke="none" draw:fill="none" draw:fill-color="#ffffff" draw:auto-grow-height="false" fo:min-height="1.485cm"/>
    </style:style>
    <style:style style:name="Mpr4" style:family="presentation" style:parent-style-name="LibreOffice_25_20Presentation_25_20Template-backgroundobjects">
      <style:graphic-properties draw:stroke="none" draw:fill="none" draw:fill-color="#ffffff" draw:textarea-vertical-align="bottom" draw:auto-grow-height="false" fo:min-height="1.485cm"/>
    </style:style>
    <style:style style:name="Mpr5" style:family="presentation" style:parent-style-name="LibreOffice_25_20Presentation_25_20Template1-backgroundobjects">
      <style:graphic-properties draw:stroke="none" draw:fill="none" draw:fill-color="#ffffff" draw:auto-grow-height="false" fo:min-height="0.58cm"/>
    </style:style>
    <style:style style:name="Mpr6" style:family="presentation" style:parent-style-name="LibreOffice_25_20Presentation_25_20Template1-backgroundobjects">
      <style:graphic-properties draw:stroke="none" draw:fill="none" draw:fill-color="#ffffff" draw:textarea-horizontal-align="right" draw:auto-grow-height="false" fo:min-height="0.58cm"/>
    </style:style>
    <style:style style:name="Mpr7" style:family="presentation" style:parent-style-name="LibreOffice_25_20Presentation_25_20Template1-backgroundobjects">
      <style:graphic-properties draw:stroke="none" draw:fill="none" draw:fill-color="#ffffff" draw:auto-grow-height="false" fo:min-height="1.485cm"/>
    </style:style>
    <style:style style:name="Mpr8" style:family="presentation" style:parent-style-name="LibreOffice_25_20Presentation_25_20Template1-backgroundobjects">
      <style:graphic-properties draw:stroke="none" draw:fill="none" draw:fill-color="#ffffff" draw:textarea-vertical-align="bottom" draw:auto-grow-height="false" fo:min-height="1.485cm"/>
    </style:style>
    <style:style style:name="Mpr9" style:family="presentation" style:parent-style-name="LibreOffice_25_20Presentation_25_20Template2-backgroundobjects">
      <style:graphic-properties draw:stroke="none" draw:fill="none" draw:fill-color="#ffffff" draw:auto-grow-height="false" fo:min-height="0.58cm"/>
    </style:style>
    <style:style style:name="Mpr10" style:family="presentation" style:parent-style-name="LibreOffice_25_20Presentation_25_20Template2-backgroundobjects">
      <style:graphic-properties draw:stroke="none" draw:fill="none" draw:fill-color="#ffffff" draw:textarea-horizontal-align="right" draw:auto-grow-height="false" fo:min-height="0.58cm"/>
    </style:style>
    <style:style style:name="Mpr11" style:family="presentation" style:parent-style-name="LibreOffice_25_20Presentation_25_20Template2-backgroundobjects">
      <style:graphic-properties draw:stroke="none" draw:fill="none" draw:fill-color="#ffffff" draw:auto-grow-height="false" fo:min-height="1.485cm"/>
    </style:style>
    <style:style style:name="Mpr12" style:family="presentation" style:parent-style-name="LibreOffice_25_20Presentation_25_20Template2-backgroundobjects">
      <style:graphic-properties draw:stroke="none" draw:fill="none" draw:fill-color="#ffffff" draw:textarea-vertical-align="bottom" draw:auto-grow-height="false" fo:min-height="1.485cm"/>
    </style:style>
    <style:style style:name="Mpr13" style:family="presentation" style:parent-style-name="LibreOffice_25_20Presentation_25_20Template3-backgroundobjects">
      <style:graphic-properties draw:stroke="none" draw:fill="none" draw:fill-color="#ffffff" draw:auto-grow-height="false" fo:min-height="0.58cm"/>
    </style:style>
    <style:style style:name="Mpr14" style:family="presentation" style:parent-style-name="LibreOffice_25_20Presentation_25_20Template3-backgroundobjects">
      <style:graphic-properties draw:stroke="none" draw:fill="none" draw:fill-color="#ffffff" draw:textarea-horizontal-align="right" draw:auto-grow-height="false" fo:min-height="0.58cm"/>
    </style:style>
    <style:style style:name="Mpr15" style:family="presentation" style:parent-style-name="LibreOffice_25_20Presentation_25_20Template3-backgroundobjects">
      <style:graphic-properties draw:stroke="none" draw:fill="none" draw:fill-color="#ffffff" draw:auto-grow-height="false" fo:min-height="1.485cm"/>
    </style:style>
    <style:style style:name="Mpr16" style:family="presentation" style:parent-style-name="LibreOffice_25_20Presentation_25_20Templat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25_20Presentation_25_20Template" style:display-name="LibreOffice%20Presentation%20Templat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25_20Presentation_25_20Template-outline1" draw:layer="backgroundobjects" svg:width="21.5cm" svg:height="12.18cm" svg:x="3.5cm" svg:y="13.5cm" presentation:class="outline" presentation:placeholder="true">
        <draw:text-box/>
      </draw:frame>
      <draw:frame presentation:style-name="LibreOffice_25_20Presentation_25_20Templat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25_20Presentation_25_20Template-title" draw:layer="backgroundobjects" svg:width="14.848cm" svg:height="11.136cm" svg:x="3.075cm" svg:y="2.257cm" presentation:class="page"/>
        <draw:frame presentation:style-name="LibreOffice_25_20Presentation_25_20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1" style:display-name="LibreOffice%20Presentation%20Template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1-outline1" draw:layer="backgroundobjects" svg:width="21.5cm" svg:height="12.18cm" svg:x="3.5cm" svg:y="10cm" presentation:class="outline" presentation:placeholder="true">
        <draw:text-box/>
      </draw:frame>
      <draw:frame presentation:style-name="LibreOffice_25_20Presentation_25_20Template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25_20Presentation_25_20Template1-title" draw:layer="backgroundobjects" svg:width="14.848cm" svg:height="11.136cm" svg:x="3.075cm" svg:y="2.257cm" presentation:class="page"/>
        <draw:frame presentation:style-name="LibreOffice_25_20Presentation_25_20Template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2" style:display-name="LibreOffice%20Presentation%20Template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2-outline1" draw:layer="backgroundobjects" svg:width="21.5cm" svg:height="12.18cm" svg:x="3.5cm" svg:y="10cm" presentation:class="outline" presentation:placeholder="true">
        <draw:text-box/>
      </draw:frame>
      <draw:frame presentation:style-name="LibreOffice_25_20Presentation_25_20Template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25_20Presentation_25_20Template2-title" draw:layer="backgroundobjects" svg:width="14.848cm" svg:height="11.136cm" svg:x="3.075cm" svg:y="2.257cm" presentation:class="page"/>
        <draw:frame presentation:style-name="LibreOffice_25_20Presentation_25_20Template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25_20Presentation_25_20Template3" style:display-name="LibreOffice%20Presentation%20Template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25_20Presentation_25_20Template3-outline1" draw:layer="backgroundobjects" svg:width="26cm" svg:height="12.18cm" svg:x="1cm" svg:y="4.5cm" presentation:class="outline" presentation:placeholder="true">
        <draw:text-box/>
      </draw:frame>
      <draw:frame presentation:style-name="LibreOffice_25_20Presentation_25_20Template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LibreOffice_25_20Presentation_25_20Template3-title" draw:layer="backgroundobjects" svg:width="14.848cm" svg:height="11.136cm" svg:x="3.075cm" svg:y="2.257cm" presentation:class="page"/>
        <draw:frame presentation:style-name="LibreOffice_25_20Presentation_25_20Template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3T13:27:11.952699683</meta:creation-date>
    <meta:editing-duration>PT1H23M12S</meta:editing-duration>
    <meta:editing-cycles>15</meta:editing-cycles>
    <meta:generator>LibreOffice/4.2.2.1$Linux_X86_64 LibreOffice_project/420m0$Build-1</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Naruhiko Ogasawara</meta:initial-creator>
    <dc:date>2014-03-23T15:11:52.015988836</dc:date>
    <dc:creator>Naruhiko Ogasawara</dc:creator>
    <meta:document-statistic meta:object-count="144"/>
  </office:meta>
</office:document-meta>
</file>